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6E89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2F2F2"/>
    </style:style>
    <style:style style:name="ce12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/>
      <style:text-properties fo:color="#000000"/>
    </style:style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6.19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54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Dicionário_de_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0">
            <text:p>PLANO DE DADOS ABERTOS</text:p>
            <draw:frame draw:z-index="1" draw:id="id0" draw:style-name="a0" draw:name="Imagem 3" svg:x="0.21875in" svg:y="0.11309in" svg:width="0.9375in" svg:height="0.4285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AGÊNCIA NACIONAL DE SAÚDE SUPLEMENTAR (ANS)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ÁREA RESPONSÁVEL: Diretoria de Fiscalização (DIFIS)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DATA: outubro de 2023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2">
          <table:table-cell office:value-type="string" table:style-name="ce3">
            <text:p><text:s text:c="2"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Nome <text:s/>do Campo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Tamanho</text:p>
          </table:table-cell>
          <table:table-cell office:value-type="string" table:style-name="ce4">
            <text:p>Descriçã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REGISTRO_ANS</text:p>
          </table:table-cell>
          <table:table-cell office:value-type="string" table:style-name="ce5">
            <text:p>Texto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Registro de operadora de plano privado de assistência à saúde concedido pela ANS a pessoa jurídica para operação no setor de saúde suplementar.<text:s/>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RAZAO_SOCIAL</text:p>
          </table:table-cell>
          <table:table-cell office:value-type="string" table:style-name="ce5">
            <text:p>Texto</text:p>
          </table:table-cell>
          <table:table-cell office:value-type="float" office:value="200" table:style-name="ce5">
            <text:p>200</text:p>
          </table:table-cell>
          <table:table-cell office:value-type="string" table:style-name="ce6">
            <text:p>Razão Social da Operadora de Plano de Assistência à Saúde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OBERTURA</text:p>
          </table:table-cell>
          <table:table-cell office:value-type="string" table:style-name="ce5">
            <text:p>Texto</text:p>
          </table:table-cell>
          <table:table-cell office:value-type="float" office:value="20" table:style-name="ce5">
            <text:p>20</text:p>
          </table:table-cell>
          <table:table-cell office:value-type="string" table:style-name="ce6">
            <text:p>Categorias de cobertura de produto por tipo de segmentação assistencial:</text:p>
            <text:p><text:s/>Assistência Médica (cobertura médico-hospitalar)</text:p>
            <text:p><text:s/>Exclusivamente odontológica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GR</text:p>
          </table:table-cell>
          <table:table-cell office:value-type="string" table:style-name="ce5">
            <text:p>Número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Índice Geral de Reclamação calculado para o mês de competência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QTD_RECLAMACOES</text:p>
          </table:table-cell>
          <table:table-cell office:value-type="string" table:style-name="ce5">
            <text:p>Número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Quantidade de reclamações de beneficiários de planos de saúde apuradas na NIP (Notificação de Investigação Preliminar)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QTD_BENEFICIARIOS</text:p>
          </table:table-cell>
          <table:table-cell office:value-type="string" table:style-name="ce5">
            <text:p>Número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Quantidade de beneficiários que tiveram reclamações registradas na ANS no mês de competência</text:p>
          </table:table-cell>
          <table:table-cell table:number-columns-repeated="16380"/>
        </table:table-row>
        <table:table-row table:style-name="ro6">
          <table:table-cell office:value-type="string" table:style-name="ce7">
            <text:p>PORTE_OPERADORA</text:p>
          </table:table-cell>
          <table:table-cell office:value-type="string" table:style-name="ce5">
            <text:p>Texto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Classificação da operadora, conforme quantidade de beneficiários com vínculo ativo no mês mais recente disponível no SIB:</text:p>
            <text:p><text:s/>Grande (acima de 100 mil <text:s/>vínculos de beneficiário ativos)</text:p>
            <text:p><text:s/>Médio (de 20 mil a 100 mil vínculos de beneficiário ativos)</text:p>
            <text:p><text:s/>Pequeno (abaixo de 20 mil vínculos de beneficiário ativos)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7">
            <text:p>COMPETENCIA</text:p>
          </table:table-cell>
          <table:table-cell office:value-type="string" table:style-name="ce5">
            <text:p>Número</text:p>
          </table:table-cell>
          <table:table-cell office:value-type="float" office:value="6" table:style-name="ce5">
            <text:p>6</text:p>
          </table:table-cell>
          <table:table-cell office:value-type="string" table:style-name="ce8">
            <text:p>Refere-se ao ano e mês de competência das reclamações dos beneficiários (ou seja, do numerador do IGR)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COMPETENCIA_BENEFICIARIO</text:p>
          </table:table-cell>
          <table:table-cell office:value-type="string" table:style-name="ce5">
            <text:p>Número</text:p>
          </table:table-cell>
          <table:table-cell office:value-type="float" office:value="6" table:style-name="ce5">
            <text:p>6</text:p>
          </table:table-cell>
          <table:table-cell office:value-type="string" table:style-name="ce8">
            <text:p>Refere-se ao ano e mês de competência das informações de beneficiários (ou seja, do denominador do IGR)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T_ATUALIZACAO</text:p>
          </table:table-cell>
          <table:table-cell office:value-type="string" table:style-name="ce5">
            <text:p>Data</text:p>
          </table:table-cell>
          <table:table-cell office:value-type="float" office:value="6" table:style-name="ce13">
            <text:p>6</text:p>
          </table:table-cell>
          <table:table-cell office:value-type="string" table:style-name="ce8">
            <text:p>Data e hora da última atualização do arquivo. Os campos sem preenchimento de data indicam que a base está congelada e, portanto, não foi modificada na última atualização.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9"/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="78%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title/>
    <dc:description/>
    <dc:subject/>
    <meta:initial-creator>Renata Nacif de Toledo Piza</meta:initial-creator>
    <dc:creator>Lizzie Karen do Carmo Neri</dc:creator>
    <meta:creation-date>2017-06-01T15:22:59Z</meta:creation-date>
    <dc:date>2023-10-10T15:07:32Z</dc:date>
    <meta:user-defined meta:name="ContentTypeId">0x010100AF1625B7AC41644CAE1830343590DB30</meta:user-defined>
  </office:meta>
</office:document-meta>
</file>